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31d2b"/>
    </style:style>
    <style:style style:name="gr1" style:family="graphic" style:parent-style-name="standard">
      <style:graphic-properties draw:stroke="solid" svg:stroke-width="0.028cm" svg:stroke-color="#3465a4" draw:marker-start-width="0.242cm" draw:marker-end-width="0.242cm" draw:fill="none" draw:opacity="100%" draw:textarea-horizontal-align="justify" draw:textarea-vertical-align="middle" draw:auto-grow-height="false" fo:min-height="19.922cm" fo:min-width="28.472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2.157cm"/>
    </style:style>
    <style:style style:name="gr3" style:family="graphic" style:parent-style-name="standard">
      <style:graphic-properties draw:stroke="solid" draw:stroke-dash="Ultrafine_20_Dashed" svg:stroke-color="#3465a4" svg:stroke-opacity="100%" draw:fill="none" draw:fill-color="#ffffff" fo:min-height="1.55cm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1.64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95cm" fo:min-width="7.1cm"/>
    </style:style>
    <style:style style:name="gr7" style:family="graphic" style:parent-style-name="standard">
      <style:graphic-properties draw:stroke="none" svg:stroke-color="#000000" draw:fill="none" draw:fill-color="#ffffff" fo:min-height="2.65cm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11" style:family="graphic" style:parent-style-name="standard">
      <style:graphic-properties draw:stroke="none" svg:stroke-color="#000000" draw:fill="none" draw:fill-color="#ffffff" fo:min-height="2.407cm"/>
    </style:style>
    <style:style style:name="gr12" style:family="graphic" style:parent-style-name="standard">
      <style:graphic-properties draw:stroke="none" svg:stroke-color="#000000" draw:fill="none" draw:fill-color="#ffffff" fo:min-height="3.059cm"/>
    </style:style>
    <style:style style:name="gr13" style:family="graphic" style:parent-style-name="standard">
      <style:graphic-properties draw:stroke="solid" svg:stroke-width="0.028cm" svg:stroke-color="#3465a4" draw:marker-start-width="0.242cm" draw:marker-end-width="0.242cm" draw:fill="none" draw:opacity="100%" draw:textarea-horizontal-align="justify" draw:textarea-vertical-align="middle" draw:auto-grow-height="false" fo:min-height="20.122cm" fo:min-width="28.472cm" fo:padding-top="0.139cm" fo:padding-bottom="0.139cm" fo:padding-left="0.264cm" fo:padding-right="0.26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85cm" fo:min-width="9.7cm"/>
    </style:style>
    <style:style style:name="gr15" style:family="graphic" style:parent-style-name="standard">
      <style:graphic-properties draw:stroke="solid" svg:stroke-color="#3465a4" draw:fill="none" draw:fill-color="#ffffff" fo:min-height="2.25cm"/>
    </style:style>
    <style:style style:name="gr16" style:family="graphic" style:parent-style-name="standard">
      <style:graphic-properties draw:stroke="solid" svg:stroke-color="#3465a4" draw:fill="none" draw:fill-color="#ffffff" fo:min-height="2.322cm"/>
    </style:style>
    <style:style style:name="gr17" style:family="graphic" style:parent-style-name="objectwithoutfill">
      <style:graphic-properties svg:stroke-color="#3465a4" draw:marker-start="Arrow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449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1.85cm" fo:min-width="7.25cm"/>
    </style:style>
    <style:style style:name="gr20" style:family="graphic" style:parent-style-name="standard">
      <style:graphic-properties draw:stroke="solid" svg:stroke-width="0.028cm" svg:stroke-color="#3465a4" draw:marker-start-width="0.242cm" draw:marker-end-width="0.242cm" svg:stroke-opacity="50%" draw:fill="none" draw:opacity="100%" draw:textarea-horizontal-align="justify" draw:textarea-vertical-align="middle" draw:auto-grow-height="false" fo:min-height="15.222cm" fo:min-width="13.172cm" fo:padding-top="0.139cm" fo:padding-bottom="0.139cm" fo:padding-left="0.264cm" fo:padding-right="0.264cm"/>
    </style:style>
    <style:style style:name="gr21" style:family="graphic" style:parent-style-name="standard">
      <style:graphic-properties draw:stroke="none" draw:fill-color="#031d2b" draw:textarea-horizontal-align="justify" draw:textarea-vertical-align="middle" draw:auto-grow-height="false" fo:min-height="1.25cm" fo:min-width="6.6cm"/>
    </style:style>
    <style:style style:name="gr22" style:family="graphic" style:parent-style-name="standard">
      <style:graphic-properties draw:stroke="solid" svg:stroke-color="#3465a4" svg:stroke-opacity="40%" draw:fill="none" draw:fill-color="#ffffff" fo:min-height="2.157cm"/>
    </style:style>
    <style:style style:name="gr23" style:family="graphic" style:parent-style-name="standard">
      <style:graphic-properties draw:stroke="none" svg:stroke-color="#000000" draw:fill="none" draw:fill-color="#ffffff" fo:min-height="1.648cm"/>
    </style:style>
    <style:style style:name="gr24" style:family="graphic" style:parent-style-name="standard">
      <style:graphic-properties draw:stroke="none" svg:stroke-color="#000000" draw:fill="none" draw:fill-color="#ffffff" fo:min-height="2.501cm"/>
    </style:style>
    <style:style style:name="gr25" style:family="graphic" style:parent-style-name="objectwithoutfill">
      <style:graphic-properties svg:stroke-color="#00b274" draw:marker-end="Arrow" draw:marker-end-width="0.3cm" draw:fill="none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stroke="none" svg:stroke-color="#3465a4" svg:stroke-opacity="40%" draw:fill="none" draw:fill-color="#ffffff" fo:min-height="1.755cm"/>
    </style:style>
    <style:style style:name="gr28" style:family="graphic" style:parent-style-name="standard">
      <style:graphic-properties draw:stroke="none" svg:stroke-color="#3465a4" svg:stroke-opacity="40%" draw:fill="none" draw:fill-color="#ffffff" fo:min-height="2.407cm"/>
    </style:style>
    <style:style style:name="gr29" style:family="graphic" style:parent-style-name="standard">
      <style:graphic-properties draw:fill="none" draw:opacity="100%" draw:textarea-horizontal-align="justify" draw:textarea-vertical-align="middle" draw:auto-grow-height="false" fo:min-height="1.85cm" fo:min-width="7.725cm"/>
    </style:style>
    <style:style style:name="gr30" style:family="graphic" style:parent-style-name="standard">
      <style:graphic-properties draw:stroke="none" svg:stroke-color="#3465a4" draw:fill="none" draw:fill-color="#ffffff" fo:min-height="2.157cm"/>
    </style:style>
    <style:style style:name="gr31" style:family="graphic" style:parent-style-name="standard">
      <style:graphic-properties draw:stroke="none" svg:stroke-color="#3465a4" draw:fill="none" draw:fill-color="#ffffff" fo:min-height="2.809cm"/>
    </style:style>
    <style:style style:name="gr32" style:family="graphic" style:parent-style-name="standard">
      <style:graphic-properties draw:stroke="none" svg:stroke-color="#3465a4" draw:fill="none" draw:fill-color="#ffffff" fo:min-height="2.15cm"/>
    </style:style>
    <style:style style:name="gr33" style:family="graphic" style:parent-style-name="standard">
      <style:graphic-properties draw:stroke="solid" svg:stroke-color="#3465a4" svg:stroke-opacity="50%" draw:fill="none" draw:fill-color="#ffffff" fo:min-height="1.008cm"/>
    </style:style>
    <style:style style:name="gr34" style:family="graphic" style:parent-style-name="standard">
      <style:graphic-properties draw:stroke="none" svg:stroke-color="#3465a4" draw:fill="none" draw:fill-color="#ffffff" fo:min-height="2.208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cm" fo:margin-bottom="0cm"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DejaVu Sans Light" fo:letter-spacing="-0.03cm"/>
    </style:style>
    <style:style style:name="P5" style:family="paragraph">
      <style:paragraph-properties fo:margin-left="0cm" fo:margin-right="0.6cm" fo:margin-top="0.7cm" fo:margin-bottom="0.7cm" fo:text-align="center" fo:text-indent="0cm"/>
    </style:style>
    <style:style style:name="P6" style:family="paragraph">
      <loext:graphic-properties draw:fill="none" draw:fill-color="#ffffff"/>
      <style:paragraph-properties fo:margin-left="0cm" fo:margin-right="0.6cm" fo:margin-top="0.7cm" fo:margin-bottom="0.7cm" fo:text-align="center" fo:text-indent="0cm"/>
      <style:text-properties fo:color="#ffffff" style:font-name="DejaVu Sans Light" fo:font-size="40pt" fo:letter-spacing="0.212cm" fo:font-style="italic" style:font-size-asian="40pt" style:font-style-asian="italic" style:font-name-complex="DejaVu Sans Light" style:font-size-complex="40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2cm" fo:margin-bottom="0cm" fo:line-height="100%"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margin-top="0.2cm" fo:margin-bottom="0cm" fo:line-height="100%" fo:text-align="center"/>
      <style:text-properties style:font-name="DejaVu Sans Light" fo:letter-spacing="-0.03cm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" fo:font-size="18pt" fo:letter-spacing="-0.03cm"/>
    </style:style>
    <style:style style:name="P12" style:family="paragraph">
      <loext:graphic-properties draw:fill-color="#031d2b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font-name="DejaVu Sans Light" fo:letter-spacing="-0.03cm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ejaVu Sans Light" fo:font-size="22pt" fo:letter-spacing="-0.03cm" fo:font-weight="bold" style:font-size-asian="22pt" style:font-weight-asian="bold" style:font-size-complex="22pt" style:font-weight-complex="bold"/>
    </style:style>
    <style:style style:name="T1" style:family="text">
      <style:text-properties style:font-name="DejaVu Sans Light" fo:font-size="16pt" fo:letter-spacing="-0.03cm" style:font-size-asian="16pt" style:font-size-complex="16pt"/>
    </style:style>
    <style:style style:name="T2" style:family="text">
      <style:text-properties style:font-name="DejaVu Sans Light" fo:font-size="16pt" fo:letter-spacing="-0.03cm" fo:font-style="italic" style:font-size-asian="16pt" style:font-style-asian="italic" style:font-size-complex="16pt" style:font-style-complex="italic"/>
    </style:style>
    <style:style style:name="T3" style:family="text">
      <style:text-properties style:font-name="DejaVu Sans Light" fo:font-size="16pt" fo:letter-spacing="-0.03cm" fo:font-style="normal" style:font-size-asian="16pt" style:font-style-asian="normal" style:font-size-complex="16pt" style:font-style-complex="normal"/>
    </style:style>
    <style:style style:name="T4" style:family="text">
      <style:text-properties style:font-name="DejaVu Sans Light" fo:font-size="16pt" fo:letter-spacing="-0.03cm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DejaVu Sans Light" fo:font-size="40pt" fo:letter-spacing="0.212cm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DejaVu Sans Light" style:font-size-complex="4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Light" fo:font-size="22pt" fo:letter-spacing="-0.03cm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DejaVu Sans Light" fo:font-size="16pt" fo:letter-spacing="-0.03cm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DejaVu Sans Light" fo:font-size="22pt" fo:letter-spacing="-0.03cm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9cm" svg:height="20.2cm" svg:x="0.35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3cm" svg:height="2.407cm" svg:x="0.2cm" svg:y="10.693cm">
          <draw:text-box>
            <text:p text:style-name="P2"><text:span text:style-name="T1">Gestion des fichiers </text:span><text:span text:style-name="T2">settings </text:span><text:span text:style-name="T3">et </text:span><text:span text:style-name="T4">scores</text:span></text:p>
            <text:p text:style-name="P3"><text:span text:style-name="T4">initGame</text:span></text:p>
          </draw:text-box>
        </draw:frame>
        <draw:frame draw:style-name="gr3" draw:text-style-name="P4" xml:id="id1" draw:id="id1" draw:layer="layout" svg:width="5.5cm" svg:height="1.8cm" svg:x="8.1cm" svg:y="11.1cm">
          <draw:text-box>
            <text:p text:style-name="P2"><text:span text:style-name="T1">Affichage du Menu</text:span></text:p>
            <text:p text:style-name="P3"><text:span text:style-name="T4">dispMenu</text:span></text:p>
          </draw:text-box>
        </draw:frame>
        <draw:frame draw:style-name="gr4" draw:text-style-name="P4" xml:id="id3" draw:id="id3" draw:layer="layout" svg:width="7cm" svg:height="2.6cm" svg:x="14.2cm" svg:y="14.9cm">
          <draw:text-box>
            <text:p text:style-name="P2"><text:span text:style-name="T1">Initialisation des variables pour une partie</text:span></text:p>
            <text:p text:style-name="P3"><text:span text:style-name="T4">dispPlay</text:span></text:p>
          </draw:text-box>
        </draw:frame>
        <draw:g>
          <draw:frame draw:style-name="gr5" draw:text-style-name="P6" draw:layer="layout" svg:width="7.45cm" svg:height="1.894cm" svg:x="11.325cm" svg:y="0.501cm">
            <draw:text-box>
              <text:p text:style-name="P5"><text:span text:style-name="T5">menu.c</text:span></text:p>
            </draw:text-box>
          </draw:frame>
          <draw:custom-shape draw:style-name="gr6" draw:text-style-name="P7" draw:layer="layout" svg:width="7.6cm" svg:height="2.2cm" svg:x="11.05cm" svg:y="0.4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4" draw:layer="layout" svg:width="7.1cm" svg:height="2.9cm" svg:x="21.9cm" svg:y="10.3cm">
          <draw:text-box>
            <text:p text:style-name="P2"><text:span text:style-name="T1">Affichage et gestion des paramètres</text:span></text:p>
            <text:p text:style-name="P8"><text:span text:style-name="T6">settings.c</text:span></text:p>
          </draw:text-box>
        </draw:frame>
        <draw:frame draw:style-name="gr2" draw:text-style-name="P4" xml:id="id2" draw:id="id2" draw:layer="layout" svg:width="4.6cm" svg:height="2.407cm" svg:x="15.2cm" svg:y="5.6cm">
          <draw:text-box>
            <text:p text:style-name="P2"><text:span text:style-name="T1">Affichage des Meilleurs scores</text:span></text:p>
            <text:p text:style-name="P3"><text:span text:style-name="T4">dispHighscores</text:span></text:p>
          </draw:text-box>
        </draw:frame>
        <draw:frame draw:style-name="gr8" draw:text-style-name="P4" xml:id="id4" draw:id="id4" draw:layer="layout" svg:width="6.1cm" svg:height="1.8cm" svg:x="7.8cm" svg:y="6.8cm">
          <draw:text-box>
            <text:p text:style-name="P2"><text:span text:style-name="T1">Quitter le programme</text:span></text:p>
            <text:p text:style-name="P3"><text:span text:style-name="T4">quit</text:span></text:p>
          </draw:text-box>
        </draw:frame>
        <draw:connector draw:style-name="gr9" draw:text-style-name="P7" draw:layer="layout" draw:type="line" svg:x1="6.5cm" svg:y1="11.996cm" svg:x2="8.1cm" svg:y2="12cm" draw:end-shape="id1" draw:end-glue-point="3" svg:d="M6500 11996l1600 4" svg:viewBox="0 0 1601 5">
          <text:p/>
        </draw:connector>
        <draw:connector draw:style-name="gr9" draw:text-style-name="P7" draw:layer="layout" draw:type="line" svg:x1="13.6cm" svg:y1="12cm" svg:x2="17.5cm" svg:y2="8.007cm" draw:start-shape="id1" draw:start-glue-point="1" draw:end-shape="id2" draw:end-glue-point="2" svg:d="M13600 12000l3900-3993" svg:viewBox="0 0 3901 3994">
          <text:p/>
        </draw:connector>
        <draw:connector draw:style-name="gr9" draw:text-style-name="P7" draw:layer="layout" draw:type="line" svg:x1="13.6cm" svg:y1="12cm" svg:x2="21.9cm" svg:y2="11.85cm" draw:start-shape="id1" draw:start-glue-point="1" svg:d="M13600 12000l8300-150" svg:viewBox="0 0 8301 151">
          <text:p/>
        </draw:connector>
        <draw:connector draw:style-name="gr9" draw:text-style-name="P7" draw:layer="layout" draw:type="line" svg:x1="13.6cm" svg:y1="12cm" svg:x2="17.7cm" svg:y2="14.9cm" draw:start-shape="id1" draw:start-glue-point="1" draw:end-shape="id3" draw:end-glue-point="0" svg:d="M13600 12000l4100 2900" svg:viewBox="0 0 4101 2901">
          <text:p/>
        </draw:connector>
        <draw:connector draw:style-name="gr9" draw:text-style-name="P7" draw:layer="layout" draw:type="line" svg:x1="10.85cm" svg:y1="11.1cm" svg:x2="10.85cm" svg:y2="8.6cm" draw:start-shape="id1" draw:start-glue-point="0" draw:end-shape="id4" draw:end-glue-point="2" svg:d="M10850 11100v-2500" svg:viewBox="0 0 1 2501">
          <text:p/>
        </draw:connector>
        <draw:frame draw:style-name="gr10" draw:text-style-name="P9" draw:layer="layout" svg:width="0.1cm" svg:height="1.187cm" svg:x="10.9cm" svg:y="6.6cm">
          <draw:text-box>
            <text:p/>
          </draw:text-box>
        </draw:frame>
        <draw:frame draw:style-name="gr11" draw:text-style-name="P4" xml:id="id5" draw:id="id5" draw:layer="layout" svg:width="6.271cm" svg:height="2.657cm" svg:x="22.229cm" svg:y="4.943cm">
          <draw:text-box>
            <text:p text:style-name="P2"><text:span text:style-name="T1">Changement du pseudo</text:span></text:p>
            <text:p text:style-name="P8"><text:span text:style-name="T6">settings.c</text:span></text:p>
          </draw:text-box>
        </draw:frame>
        <draw:connector draw:style-name="gr9" draw:text-style-name="P7" draw:layer="layout" draw:type="line" svg:x1="19.8cm" svg:y1="6.803cm" svg:x2="22.229cm" svg:y2="6.271cm" draw:start-shape="id2" draw:start-glue-point="1" draw:end-shape="id5" draw:end-glue-point="3" svg:d="M19800 6803l2429-532" svg:viewBox="0 0 2430 533">
          <text:p/>
        </draw:connector>
        <draw:frame draw:style-name="gr12" draw:text-style-name="P10" xml:id="id6" draw:id="id6" draw:layer="layout" svg:width="4.6cm" svg:height="3.309cm" svg:x="23.7cm" svg:y="14.5cm">
          <draw:text-box>
            <text:p text:style-name="P2"><text:span text:style-name="T7">Initialisation des corps, obstacles et pastilles</text:span></text:p>
            <text:p text:style-name="P8"><text:span text:style-name="T6">snake.c</text:span></text:p>
          </draw:text-box>
        </draw:frame>
        <draw:connector draw:style-name="gr9" draw:text-style-name="P7" draw:layer="layout" draw:type="line" svg:x1="21.2cm" svg:y1="16.2cm" svg:x2="23.7cm" svg:y2="16.154cm" draw:start-shape="id3" draw:start-glue-point="1" draw:end-shape="id6" draw:end-glue-point="3" svg:d="M21200 16200l2500-46" svg:viewBox="0 0 2501 47">
          <text:p/>
        </draw:connector>
      </draw:page>
      <draw:page draw:name="page2" draw:style-name="dp1" draw:master-page-name="Standard">
        <draw:custom-shape draw:style-name="gr13" draw:text-style-name="P1" draw:layer="layout" svg:width="29cm" svg:height="20.4cm" svg:x="0.35cm" svg:y="0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1cm" svg:height="1.894cm" svg:x="9.9cm" svg:y="0.4cm">
          <draw:text-box>
            <text:p text:style-name="P5"><text:span text:style-name="T5">settings.c</text:span></text:p>
          </draw:text-box>
        </draw:frame>
        <draw:custom-shape draw:style-name="gr14" draw:text-style-name="P7" draw:layer="layout" svg:width="10.2cm" svg:height="2.1cm" svg:x="9.75cm" svg:y="0.3cm">
          <text:p/>
          <draw:enhanced-geometry svg:viewBox="0 0 21600 21600" draw:type="rectangle" draw:enhanced-path="M 0 0 L 21600 0 21600 21600 0 21600 0 0 Z N"/>
        </draw:custom-shape>
        <draw:frame draw:style-name="gr15" draw:text-style-name="P11" xml:id="id7" draw:id="id7" draw:layer="layout" svg:width="5.6cm" svg:height="2.5cm" svg:x="7cm" svg:y="10.6cm">
          <draw:text-box>
            <text:p text:style-name="P2"><text:span text:style-name="T1">Affichage et gestion des paramètres</text:span></text:p>
            <text:p text:style-name="P3"><text:span text:style-name="T4">dispSettings</text:span></text:p>
          </draw:text-box>
        </draw:frame>
        <draw:frame draw:style-name="gr16" draw:text-style-name="P11" xml:id="id8" draw:id="id8" draw:layer="layout" svg:width="6.912cm" svg:height="2.572cm" svg:x="16.4cm" svg:y="10.56cm">
          <draw:text-box>
            <text:p text:style-name="P2"><text:span text:style-name="T1">Affichage et gestion </text:span><text:span text:style-name="T1">des paramètres </text:span><text:span text:style-name="T1">avancés</text:span></text:p>
            <text:p text:style-name="P3"><text:span text:style-name="T4">advSettings</text:span></text:p>
          </draw:text-box>
        </draw:frame>
        <draw:connector draw:style-name="gr17" draw:text-style-name="P7" draw:layer="layout" draw:type="line" svg:x1="12.6cm" svg:y1="11.85cm" svg:x2="16.4cm" svg:y2="11.846cm" draw:start-shape="id7" draw:start-glue-point="1" draw:end-shape="id8" draw:end-glue-point="3" svg:d="M12600 11850l3800-4" svg:viewBox="0 0 3801 5">
          <text:p/>
        </draw:connector>
        <draw:connector draw:style-name="gr9" draw:text-style-name="P7" draw:layer="layout" draw:type="line" svg:x1="9.8cm" svg:y1="13.1cm" svg:x2="9.805cm" svg:y2="16cm" draw:start-shape="id7" draw:start-glue-point="2" draw:end-shape="id9" draw:end-glue-point="0" svg:d="M9800 13100l5 2900" svg:viewBox="0 0 6 2901">
          <text:p/>
        </draw:connector>
        <draw:frame draw:style-name="gr2" draw:text-style-name="P4" xml:id="id9" draw:id="id9" draw:layer="layout" svg:width="6.271cm" svg:height="2.407cm" svg:x="6.67cm" svg:y="16cm">
          <draw:text-box>
            <text:p text:style-name="P2"><text:span text:style-name="T1">Changement du pseudo</text:span></text:p>
            <text:p text:style-name="P3"><text:span text:style-name="T4">changePseudo</text:span></text:p>
          </draw:text-box>
        </draw:frame>
        <draw:frame draw:style-name="gr18" draw:text-style-name="P4" xml:id="id10" draw:id="id10" draw:layer="layout" svg:width="6.94cm" svg:height="2.699cm" svg:x="6.36cm" svg:y="5.001cm">
          <draw:text-box>
            <text:p text:style-name="P2"><text:span text:style-name="T1">Génération des paramètres par défaut</text:span></text:p>
            <text:p text:style-name="P3"><text:span text:style-name="T4">setDefaultSettings</text:span></text:p>
          </draw:text-box>
        </draw:frame>
        <draw:connector draw:style-name="gr9" draw:text-style-name="P7" draw:layer="layout" draw:type="line" svg:x1="9.8cm" svg:y1="10.6cm" svg:x2="9.83cm" svg:y2="7.7cm" draw:start-shape="id7" draw:start-glue-point="0" draw:end-shape="id10" draw:end-glue-point="2" svg:d="M9800 10600l30-2900" svg:viewBox="0 0 31 2901">
          <text:p/>
        </draw:connector>
      </draw:page>
      <draw:page draw:name="page3" draw:style-name="dp1" draw:master-page-name="Standard">
        <draw:custom-shape draw:style-name="gr13" draw:text-style-name="P1" draw:layer="layout" svg:width="29cm" svg:height="20.4cm" svg:x="0.35cm" svg:y="0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1cm" svg:height="1.894cm" svg:x="10.1cm" svg:y="0.4cm">
          <draw:text-box>
            <text:p text:style-name="P5"><text:span text:style-name="T5">mai</text:span><text:span text:style-name="T5">n.c</text:span></text:p>
          </draw:text-box>
        </draw:frame>
        <draw:custom-shape draw:style-name="gr19" draw:text-style-name="P1" draw:layer="layout" svg:width="7.75cm" svg:height="2.1cm" svg:x="11.075cm" svg:y="0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18" draw:id="id18" draw:layer="layout" svg:width="13.7cm" svg:height="15.5cm" svg:x="1.2cm" svg:y="4.4cm">
          <draw:glue-point draw:id="4" svg:x="5.016cm" svg:y="-0.669cm"/>
          <draw:glue-point draw:id="5" svg:x="5.035cm" svg:y="-2.703cm"/>
          <draw:glue-point draw:id="6" svg:x="4.987cm" svg:y="-2.561cm"/>
          <draw:glue-point draw:id="7" svg:x="5.019cm" svg:y="-3.016cm"/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7.1cm" svg:height="1.5cm" svg:x="4.3cm" svg:y="3.6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5.64cm" svg:height="2.407cm" svg:x="5cm" svg:y="3.2cm">
          <draw:text-box>
            <text:p text:style-name="P2"><text:span text:style-name="T1">Tant que le jeu n’est </text:span><text:span text:style-name="T1">pas terminé</text:span></text:p>
            <text:p text:style-name="P3"><text:span text:style-name="T4">verif</text:span></text:p>
          </draw:text-box>
        </draw:frame>
        <draw:frame draw:style-name="gr11" draw:text-style-name="P4" xml:id="id14" draw:id="id14" draw:layer="layout" svg:width="3.859cm" svg:height="2.657cm" svg:x="2.241cm" svg:y="6.1cm">
          <draw:text-box>
            <text:p text:style-name="P2"><text:span text:style-name="T1">Changement de direction</text:span></text:p>
            <text:p text:style-name="P8"><text:span text:style-name="T6">snake.c</text:span></text:p>
          </draw:text-box>
        </draw:frame>
        <draw:frame draw:style-name="gr23" draw:text-style-name="P4" xml:id="id15" draw:id="id15" draw:layer="layout" svg:width="5.64cm" svg:height="1.898cm" svg:x="9.06cm" svg:y="6.402cm">
          <draw:text-box>
            <text:p text:style-name="P2"><text:span text:style-name="T1">Gestion de la pause</text:span></text:p>
            <text:p text:style-name="P3"><text:span text:style-name="T4">verifPause</text:span></text:p>
          </draw:text-box>
          <draw:glue-point draw:id="4" svg:x="5.581cm" svg:y="-2.86cm"/>
          <draw:glue-point draw:id="5" svg:x="5.031cm" svg:y="-2.86cm"/>
        </draw:frame>
        <draw:frame draw:style-name="gr24" draw:text-style-name="P4" xml:id="id16" draw:id="id16" draw:layer="layout" svg:width="4.981cm" svg:height="2.751cm" svg:x="9.5cm" svg:y="10.065cm">
          <draw:text-box>
            <text:p text:style-name="P2"><text:span text:style-name="T1">Déplacemen</text:span><text:span text:style-name="T1">t du snake et </text:span><text:span text:style-name="T1">des bots</text:span></text:p>
            <text:p text:style-name="P8"><text:span text:style-name="T6">snake.c</text:span></text:p>
          </draw:text-box>
        </draw:frame>
        <draw:frame draw:style-name="gr11" draw:text-style-name="P4" xml:id="id11" draw:id="id11" draw:layer="layout" svg:width="4.6cm" svg:height="2.657cm" svg:x="9.7cm" svg:y="14.143cm">
          <draw:text-box>
            <text:p text:style-name="P2"><text:span text:style-name="T1">Vérific</text:span><text:span text:style-name="T1">ation </text:span><text:span text:style-name="T1">des </text:span><text:span text:style-name="T1">pastill</text:span><text:span text:style-name="T1">es</text:span></text:p>
            <text:p text:style-name="P8"><text:span text:style-name="T6">sna</text:span><text:span text:style-name="T6">ke.c</text:span></text:p>
          </draw:text-box>
        </draw:frame>
        <draw:custom-shape draw:style-name="gr21" draw:text-style-name="P12" draw:layer="layout" svg:width="7.1cm" svg:height="1.5cm" svg:x="4.2cm" svg:y="19cm">
          <text:p/>
          <draw:enhanced-geometry svg:viewBox="0 0 21600 21600" draw:type="rectangle" draw:enhanced-path="M 0 0 L 21600 0 21600 21600 0 21600 0 0 Z N"/>
        </draw:custom-shape>
        <draw:frame draw:style-name="gr2" draw:text-style-name="P4" xml:id="id12" draw:id="id12" draw:layer="layout" svg:width="5.64cm" svg:height="2.407cm" svg:x="4.86cm" svg:y="18.093cm">
          <draw:text-box>
            <text:p text:style-name="P2"><text:span text:style-name="T1">Passage au </text:span><text:span text:style-name="T1">niveau </text:span><text:span text:style-name="T1">suivant</text:span></text:p>
            <text:p text:style-name="P3"><text:span text:style-name="T4">nextLevel</text:span></text:p>
          </draw:text-box>
        </draw:frame>
        <draw:frame draw:style-name="gr2" draw:text-style-name="P4" xml:id="id13" draw:id="id13" draw:layer="layout" svg:width="4.5cm" svg:height="2.407cm" svg:x="1.8cm" svg:y="14.4cm">
          <draw:text-box>
            <text:p text:style-name="P2"><text:span text:style-name="T1">Affichage visuel de la </text:span><text:span text:style-name="T1">partie</text:span></text:p>
            <text:p text:style-name="P3"><text:span text:style-name="T4">draw</text:span></text:p>
          </draw:text-box>
        </draw:frame>
        <draw:frame draw:style-name="gr2" draw:text-style-name="P14" xml:id="id17" draw:id="id17" draw:layer="layout" svg:width="5.64cm" svg:height="2.407cm" svg:x="1.3cm" svg:y="10.393cm">
          <draw:text-box>
            <text:p text:style-name="P13"><text:span text:style-name="T1">Affichage </text:span><text:span text:style-name="T1">du temps, </text:span><text:span text:style-name="T1">level et du </text:span><text:span text:style-name="T1">score</text:span></text:p>
            <text:p text:style-name="P3"><text:span text:style-name="T4">printData</text:span></text:p>
          </draw:text-box>
        </draw:frame>
        <draw:connector draw:style-name="gr25" draw:text-style-name="P7" draw:layer="layout" draw:type="line" svg:x1="9.7cm" svg:y1="15.471cm" svg:x2="7.68cm" svg:y2="18.093cm" draw:start-shape="id11" draw:start-glue-point="3" draw:end-shape="id12" draw:end-glue-point="0" svg:d="M9700 15471l-2020 2622" svg:viewBox="0 0 2021 2623">
          <text:p/>
        </draw:connector>
        <draw:connector draw:style-name="gr9" draw:text-style-name="P7" draw:layer="layout" draw:type="line" svg:x1="9.7cm" svg:y1="15.471cm" svg:x2="6.3cm" svg:y2="15.603cm" draw:start-shape="id11" draw:start-glue-point="3" draw:end-shape="id13" draw:end-glue-point="1" svg:d="M9700 15471l-3400 132" svg:viewBox="0 0 3401 133">
          <text:p/>
        </draw:connector>
        <draw:connector draw:style-name="gr9" draw:text-style-name="P7" draw:layer="layout" draw:type="line" svg:x1="6.1cm" svg:y1="7.428cm" svg:x2="9.06cm" svg:y2="7.351cm" draw:start-shape="id14" draw:start-glue-point="1" draw:end-shape="id15" svg:d="M6100 7428l2960-77" svg:viewBox="0 0 2961 78">
          <text:p/>
        </draw:connector>
        <draw:connector draw:style-name="gr9" draw:text-style-name="P7" draw:layer="layout" draw:type="line" svg:x1="11.88cm" svg:y1="8.3cm" svg:x2="11.99cm" svg:y2="10.065cm" draw:start-shape="id15" draw:start-glue-point="2" draw:end-shape="id16" draw:end-glue-point="0" svg:d="M11880 8300l110 1765" svg:viewBox="0 0 111 1766">
          <text:p/>
        </draw:connector>
        <draw:connector draw:style-name="gr9" draw:text-style-name="P7" draw:layer="layout" draw:type="line" svg:x1="11.99cm" svg:y1="12.816cm" svg:x2="12cm" svg:y2="14.143cm" draw:start-shape="id16" draw:start-glue-point="2" draw:end-shape="id11" draw:end-glue-point="0" svg:d="M11990 12816l10 1327" svg:viewBox="0 0 11 1328">
          <text:p/>
        </draw:connector>
        <draw:connector draw:style-name="gr9" draw:text-style-name="P7" draw:layer="layout" draw:type="line" svg:x1="4.05cm" svg:y1="14.4cm" svg:x2="4.12cm" svg:y2="12.8cm" draw:start-shape="id13" draw:start-glue-point="0" draw:end-shape="id17" draw:end-glue-point="2" svg:d="M4050 14400l70-1600" svg:viewBox="0 0 71 1601">
          <text:p/>
        </draw:connector>
        <draw:connector draw:style-name="gr9" draw:text-style-name="P7" draw:layer="layout" draw:type="line" svg:x1="4.12cm" svg:y1="10.393cm" svg:x2="4.17cm" svg:y2="8.757cm" draw:start-shape="id17" draw:end-shape="id14" svg:d="M4120 10393l50-1636" svg:viewBox="0 0 51 1637">
          <text:p/>
        </draw:connector>
        <draw:frame draw:style-name="gr22" draw:text-style-name="P4" xml:id="id19" draw:id="id19" draw:layer="layout" svg:width="5.64cm" svg:height="2.407cm" svg:x="19.26cm" svg:y="6.093cm">
          <draw:text-box>
            <text:p text:style-name="P2"><text:span text:style-name="T1">Affichage de </text:span><text:span text:style-name="T1">l’écran de fin de </text:span><text:span text:style-name="T1">partie</text:span></text:p>
            <text:p text:style-name="P3"><text:span text:style-name="T4">gameOver</text:span></text:p>
          </draw:text-box>
        </draw:frame>
        <draw:connector draw:style-name="gr9" draw:text-style-name="P7" draw:layer="layout" draw:type="line" svg:x1="14.9cm" svg:y1="7.476cm" svg:x2="19.26cm" svg:y2="7.296cm" draw:start-shape="id18" draw:start-glue-point="7" draw:end-shape="id19" svg:d="M14900 7476l4360-180" svg:viewBox="0 0 4361 181">
          <text:p/>
        </draw:connector>
        <draw:connector draw:style-name="gr26" draw:text-style-name="P2" draw:layer="layout" svg:x1="14.9cm" svg:y1="11.114cm" svg:x2="14.9cm" svg:y2="11.114cm" draw:start-shape="id18" draw:start-glue-point="4" draw:end-shape="id18" draw:end-glue-point="4" svg:d="M14900 11114z" svg:viewBox="0 0 1 1">
          <text:p/>
        </draw:connector>
        <draw:frame draw:style-name="gr27" draw:text-style-name="P4" xml:id="id20" draw:id="id20" draw:layer="layout" svg:width="5.64cm" svg:height="2.005cm" svg:x="19.26cm" svg:y="9.8cm">
          <draw:text-box>
            <text:p text:style-name="P2"><text:span text:style-name="T1">Enregistrer le score</text:span></text:p>
            <text:p text:style-name="P8"><text:span text:style-name="T6">menu.c</text:span></text:p>
          </draw:text-box>
        </draw:frame>
        <draw:frame draw:style-name="gr27" draw:text-style-name="P4" xml:id="id21" draw:id="id21" draw:layer="layout" svg:width="5.64cm" svg:height="2.005cm" svg:x="15.66cm" svg:y="13.095cm">
          <draw:text-box>
            <text:p text:style-name="P2"><text:span text:style-name="T1">Changer le </text:span><text:span text:style-name="T1">pseudo</text:span></text:p>
            <text:p text:style-name="P8"><text:span text:style-name="T6">settings.c</text:span></text:p>
          </draw:text-box>
        </draw:frame>
        <draw:frame draw:style-name="gr28" draw:text-style-name="P4" xml:id="id22" draw:id="id22" draw:layer="layout" svg:width="5.855cm" svg:height="2.657cm" svg:x="22.945cm" svg:y="12.9cm">
          <draw:text-box>
            <text:p text:style-name="P2"><text:span text:style-name="T1">Afficher les meilleurs </text:span><text:span text:style-name="T1">scores</text:span></text:p>
            <text:p text:style-name="P8"><text:span text:style-name="T6">menu.c</text:span></text:p>
          </draw:text-box>
        </draw:frame>
        <draw:frame draw:style-name="gr27" draw:text-style-name="P4" xml:id="id23" draw:id="id23" draw:layer="layout" svg:width="5.64cm" svg:height="2.005cm" svg:x="19.4cm" svg:y="17.3cm">
          <draw:text-box>
            <text:p text:style-name="P2"><text:span text:style-name="T1">Retourner au </text:span><text:span text:style-name="T1">Menu</text:span></text:p>
            <text:p text:style-name="P8"><text:span text:style-name="T6">menu.c</text:span></text:p>
          </draw:text-box>
        </draw:frame>
        <draw:connector draw:style-name="gr9" draw:text-style-name="P7" draw:layer="layout" draw:type="line" svg:x1="22.08cm" svg:y1="8.5cm" svg:x2="22.08cm" svg:y2="9.8cm" draw:start-shape="id19" draw:start-glue-point="2" draw:end-shape="id20" svg:d="M22080 8500v1300" svg:viewBox="0 0 1 1301">
          <text:p/>
        </draw:connector>
        <draw:connector draw:style-name="gr9" draw:text-style-name="P7" draw:layer="layout" draw:type="line" svg:x1="22.08cm" svg:y1="11.805cm" svg:x2="18.48cm" svg:y2="13.095cm" draw:start-shape="id20" draw:start-glue-point="2" draw:end-shape="id21" draw:end-glue-point="0" svg:d="M22080 11805l-3600 1290" svg:viewBox="0 0 3601 1291">
          <text:p/>
        </draw:connector>
        <draw:connector draw:style-name="gr9" draw:text-style-name="P7" draw:layer="layout" draw:type="line" svg:x1="22.08cm" svg:y1="11.805cm" svg:x2="25.872cm" svg:y2="12.9cm" draw:start-shape="id20" draw:start-glue-point="2" draw:end-shape="id22" draw:end-glue-point="0" svg:d="M22080 11805l3792 1095" svg:viewBox="0 0 3793 1096">
          <text:p/>
        </draw:connector>
        <draw:connector draw:style-name="gr9" draw:text-style-name="P7" draw:layer="layout" draw:type="line" svg:x1="18.48cm" svg:y1="15.1cm" svg:x2="20.961cm" svg:y2="17.08cm" draw:start-shape="id21" draw:start-glue-point="2" svg:d="M18480 15100l2481 1980" svg:viewBox="0 0 2482 1981">
          <text:p/>
        </draw:connector>
        <draw:connector draw:style-name="gr9" draw:text-style-name="P7" draw:layer="layout" draw:type="line" svg:x1="25.872cm" svg:y1="15.557cm" svg:x2="23.636cm" svg:y2="17.139cm" draw:start-shape="id22" draw:start-glue-point="2" svg:d="M25872 15557l-2236 1582" svg:viewBox="0 0 2237 1583">
          <text:p/>
        </draw:connector>
        <draw:connector draw:style-name="gr9" draw:text-style-name="P7" draw:layer="layout" draw:type="line" svg:x1="22.08cm" svg:y1="11.805cm" svg:x2="22.22cm" svg:y2="17.3cm" draw:start-shape="id20" draw:start-glue-point="2" draw:end-shape="id23" draw:end-glue-point="0" svg:d="M22080 11805l140 5495" svg:viewBox="0 0 141 5496">
          <text:p/>
        </draw:connector>
      </draw:page>
      <draw:page draw:name="page4" draw:style-name="dp1" draw:master-page-name="Standard">
        <draw:custom-shape draw:style-name="gr13" draw:text-style-name="P1" draw:layer="layout" svg:width="29cm" svg:height="20.4cm" svg:x="0.35cm" svg:y="0.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1cm" svg:height="1.894cm" svg:x="10cm" svg:y="0.4cm">
          <draw:text-box>
            <text:p text:style-name="P5"><text:span text:style-name="T5">snake.c</text:span></text:p>
          </draw:text-box>
        </draw:frame>
        <draw:custom-shape draw:style-name="gr29" draw:text-style-name="P1" draw:layer="layout" svg:width="8.225cm" svg:height="2.1cm" svg:x="10.738cm" svg:y="0.3cm">
          <text:p/>
          <draw:enhanced-geometry svg:viewBox="0 0 21600 21600" draw:type="rectangle" draw:enhanced-path="M 0 0 L 21600 0 21600 21600 0 21600 0 0 Z N"/>
        </draw:custom-shape>
        <draw:frame draw:style-name="gr30" draw:text-style-name="P4" xml:id="id25" draw:id="id25" draw:layer="layout" svg:width="5.64cm" svg:height="2.407cm" svg:x="1.4cm" svg:y="15.1cm">
          <draw:text-box>
            <text:p text:style-name="P2"><text:span text:style-name="T1">Changement de direction du Snake</text:span></text:p>
            <text:p text:style-name="P3"><text:span text:style-name="T4">changeDir</text:span></text:p>
          </draw:text-box>
          <draw:glue-point draw:id="4" svg:x="5.581cm" svg:y="-2.86cm"/>
          <draw:glue-point draw:id="5" svg:x="5.031cm" svg:y="-2.86cm"/>
        </draw:frame>
        <draw:frame draw:style-name="gr30" draw:text-style-name="P4" xml:id="id26" draw:id="id26" draw:layer="layout" svg:width="5.2cm" svg:height="2.407cm" svg:x="8.6cm" svg:y="17.193cm">
          <draw:text-box>
            <text:p text:style-name="P2"><text:span text:style-name="T1">Déplacement du Snake et des bots</text:span></text:p>
            <text:p text:style-name="P3"><text:span text:style-name="T4">moveBodies</text:span></text:p>
          </draw:text-box>
          <draw:glue-point draw:id="4" svg:x="5.581cm" svg:y="-2.86cm"/>
          <draw:glue-point draw:id="5" svg:x="5.031cm" svg:y="-2.86cm"/>
        </draw:frame>
        <draw:frame draw:style-name="gr31" draw:text-style-name="P4" xml:id="id27" draw:id="id27" draw:layer="layout" svg:width="7.5cm" svg:height="3.059cm" svg:x="17.4cm" svg:y="16.8cm">
          <draw:text-box>
            <text:p text:style-name="P2"><text:span text:style-name="T1">Direction des bots selon les bords, les pastilles, les obstacles et le joueur</text:span></text:p>
            <text:p text:style-name="P3"><text:span text:style-name="T4">dirBot</text:span></text:p>
          </draw:text-box>
          <draw:glue-point draw:id="4" svg:x="5.581cm" svg:y="-2.86cm"/>
          <draw:glue-point draw:id="5" svg:x="5.031cm" svg:y="-2.86cm"/>
        </draw:frame>
        <draw:frame draw:style-name="gr30" draw:text-style-name="P4" xml:id="id31" draw:id="id31" draw:layer="layout" svg:width="5.2cm" svg:height="2.407cm" svg:x="18.8cm" svg:y="3.693cm">
          <draw:text-box>
            <text:p text:style-name="P2"><text:span text:style-name="T1">Initialisation du Snake et des bots</text:span></text:p>
            <text:p text:style-name="P3"><text:span text:style-name="T4">bodyInit</text:span></text:p>
          </draw:text-box>
          <draw:glue-point draw:id="4" svg:x="5.581cm" svg:y="-2.86cm"/>
          <draw:glue-point draw:id="5" svg:x="5.031cm" svg:y="-2.86cm"/>
        </draw:frame>
        <draw:frame draw:style-name="gr32" draw:text-style-name="P4" xml:id="id30" draw:id="id30" draw:layer="layout" svg:width="7.7cm" svg:height="2.407cm" svg:x="3.9cm" svg:y="3.593cm">
          <draw:text-box>
            <text:p text:style-name="P2"><text:span text:style-name="T1">Placement aléatoire des pastilles et des obstacles </text:span></text:p>
            <text:p text:style-name="P3"><text:span text:style-name="T4">RandomApple - randomWall</text:span></text:p>
          </draw:text-box>
          <draw:glue-point draw:id="4" svg:x="5.581cm" svg:y="-2.86cm"/>
          <draw:glue-point draw:id="5" svg:x="5.031cm" svg:y="-2.86cm"/>
        </draw:frame>
        <draw:frame draw:style-name="gr31" draw:text-style-name="P4" xml:id="id24" draw:id="id24" draw:layer="layout" svg:width="5.2cm" svg:height="3.059cm" svg:x="1.9cm" svg:y="9.741cm">
          <draw:text-box>
            <text:p text:style-name="P2"><text:span text:style-name="T1">Vérification des bordures, des bots et du corps</text:span></text:p>
            <text:p text:style-name="P3"><text:span text:style-name="T4">verif</text:span></text:p>
          </draw:text-box>
          <draw:glue-point draw:id="4" svg:x="5.581cm" svg:y="-2.86cm"/>
          <draw:glue-point draw:id="5" svg:x="5.031cm" svg:y="-2.86cm"/>
        </draw:frame>
        <draw:frame draw:style-name="gr30" draw:text-style-name="P4" xml:id="id28" draw:id="id28" draw:layer="layout" svg:width="3.8cm" svg:height="2.407cm" svg:x="24.2cm" svg:y="11.8cm">
          <draw:text-box>
            <text:p text:style-name="P2"><text:span text:style-name="T1">Vérification des pastilles</text:span></text:p>
            <text:p text:style-name="P3"><text:span text:style-name="T4">verifApple</text:span></text:p>
          </draw:text-box>
          <draw:glue-point draw:id="4" svg:x="5.581cm" svg:y="-2.86cm"/>
          <draw:glue-point draw:id="5" svg:x="5.031cm" svg:y="-2.86cm"/>
        </draw:frame>
        <draw:frame draw:style-name="gr33" draw:text-style-name="P16" xml:id="id32" draw:id="id32" draw:layer="layout" svg:width="4.945cm" svg:height="2.055cm" svg:x="12.4cm" svg:y="6.9cm">
          <draw:text-box>
            <text:p text:style-name="P15"><text:span text:style-name="T8">Lancement d’une partie</text:span></text:p>
          </draw:text-box>
          <draw:glue-point draw:id="4" svg:x="5.581cm" svg:y="-2.86cm"/>
          <draw:glue-point draw:id="5" svg:x="5.031cm" svg:y="-2.86cm"/>
        </draw:frame>
        <draw:frame draw:style-name="gr34" draw:text-style-name="P4" xml:id="id29" draw:id="id29" draw:layer="layout" svg:width="4.355cm" svg:height="2.657cm" svg:x="23.9cm" svg:y="7.1cm">
          <draw:text-box>
            <text:p text:style-name="P2"><text:span text:style-name="T1">Passage au niveau suivant</text:span></text:p>
            <text:p text:style-name="P8"><text:span text:style-name="T6">main.c</text:span></text:p>
          </draw:text-box>
          <draw:glue-point draw:id="4" svg:x="5.581cm" svg:y="-2.86cm"/>
          <draw:glue-point draw:id="5" svg:x="5.031cm" svg:y="-2.86cm"/>
        </draw:frame>
        <draw:connector draw:style-name="gr9" draw:text-style-name="P7" draw:layer="layout" draw:type="line" svg:x1="4.5cm" svg:y1="12.8cm" svg:x2="4.22cm" svg:y2="15.1cm" draw:start-shape="id24" draw:start-glue-point="2" draw:end-shape="id25" svg:d="M4500 12800l-280 2300" svg:viewBox="0 0 281 2301">
          <text:p/>
        </draw:connector>
        <draw:connector draw:style-name="gr9" draw:text-style-name="P7" draw:layer="layout" draw:type="line" svg:x1="4.22cm" svg:y1="17.507cm" svg:x2="8.6cm" svg:y2="18.396cm" draw:start-shape="id25" draw:start-glue-point="2" draw:end-shape="id26" draw:end-glue-point="3" svg:d="M4220 17507l4380 889" svg:viewBox="0 0 4381 890">
          <text:p/>
        </draw:connector>
        <draw:connector draw:style-name="gr9" draw:text-style-name="P7" draw:layer="layout" draw:type="curve" svg:x1="13.8cm" svg:y1="18.396cm" svg:x2="17.4cm" svg:y2="18.329cm" draw:start-shape="id26" draw:start-glue-point="1" draw:end-shape="id27" draw:end-glue-point="3" svg:d="M13800 18396c2797 0 998-67 3600-67" svg:viewBox="0 0 3601 68">
          <text:p/>
        </draw:connector>
        <draw:connector draw:style-name="gr9" draw:text-style-name="P7" draw:layer="layout" draw:type="curve" svg:x1="24.9cm" svg:y1="18.329cm" svg:x2="26.1cm" svg:y2="14.207cm" draw:start-shape="id27" draw:start-glue-point="1" draw:end-shape="id28" draw:end-glue-point="2" svg:d="M24900 18329c800 0 1200-1374 1200-4122" svg:viewBox="0 0 1201 4123">
          <text:p/>
        </draw:connector>
        <draw:connector draw:style-name="gr25" draw:text-style-name="P7" draw:layer="layout" draw:type="curve" draw:line-skew="0.003cm" svg:x1="26.1cm" svg:y1="11.8cm" svg:x2="26.077cm" svg:y2="9.757cm" draw:start-shape="id28" draw:start-glue-point="0" draw:end-shape="id29" draw:end-glue-point="2" svg:d="M26100 11800c0-1527-23-506-23-2043" svg:viewBox="0 0 24 2044">
          <text:p/>
        </draw:connector>
        <draw:connector draw:style-name="gr9" draw:text-style-name="P7" draw:layer="layout" draw:type="curve" draw:line-skew="0.659cm" svg:x1="24.2cm" svg:y1="13.003cm" svg:x2="7.1cm" svg:y2="11.27cm" draw:start-shape="id28" draw:start-glue-point="3" draw:end-shape="id24" draw:end-glue-point="1" svg:d="M24200 13003c-11604 0-3054-1733-17100-1733" svg:viewBox="0 0 17101 1734">
          <text:p/>
        </draw:connector>
        <draw:connector draw:style-name="gr9" draw:text-style-name="P7" draw:layer="layout" draw:type="curve" svg:x1="7.75cm" svg:y1="6cm" svg:x2="4.5cm" svg:y2="9.741cm" draw:start-shape="id30" draw:start-glue-point="2" draw:end-shape="id24" svg:d="M7750 6000c0 2806-3250 936-3250 3741" svg:viewBox="0 0 3251 3742">
          <text:p/>
        </draw:connector>
        <draw:connector draw:style-name="gr9" draw:text-style-name="P7" draw:layer="layout" draw:type="curve" svg:x1="18.8cm" svg:y1="4.896cm" svg:x2="11.6cm" svg:y2="4.796cm" draw:start-shape="id31" draw:start-glue-point="3" draw:end-shape="id30" draw:end-glue-point="1" svg:d="M18800 4896c-5119 0-1520-100-7200-100" svg:viewBox="0 0 7201 101">
          <text:p/>
        </draw:connector>
        <draw:connector draw:style-name="gr9" draw:text-style-name="P7" draw:layer="layout" draw:type="curve" svg:x1="17.345cm" svg:y1="7.927cm" svg:x2="21.4cm" svg:y2="6.1cm" draw:start-shape="id32" draw:start-glue-point="1" draw:end-shape="id31" draw:end-glue-point="2" svg:d="M17345 7927c2704 0 4055-609 4055-1827" svg:viewBox="0 0 4056 1828">
          <text:p/>
        </draw:connector>
        <draw:connector draw:style-name="gr9" draw:text-style-name="P7" draw:layer="layout" draw:type="curve" svg:x1="26.077cm" svg:y1="7.1cm" svg:x2="24cm" svg:y2="4.896cm" draw:start-shape="id29" draw:start-glue-point="0" draw:end-shape="id31" draw:end-glue-point="1" svg:d="M26077 7100c0-1470-692-2204-2077-2204" svg:viewBox="0 0 2078 22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FreeSans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personnalisé_20_1" style:display-name="Index personnalisé 1" style:family="graphic">
      <style:paragraph-properties fo:margin-left="0cm" fo:margin-right="0cm" fo:text-align="center" fo:text-indent="0cm" style:text-autospace="none">
        <style:tab-stops>
          <style:tab-stop style:position="37.043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8.521cm" style:type="center"/>
          <style:tab-stop style:position="37.043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31d2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7:46:20.565537920</meta:creation-date>
    <dc:date>2018-01-22T23:02:53.024951745</dc:date>
    <meta:editing-duration>PT3H28M50S</meta:editing-duration>
    <meta:editing-cycles>34</meta:editing-cycles>
    <meta:generator>LibreOffice/5.4.4.2$Linux_X86_64 LibreOffice_project/40m0$Build-2</meta:generator>
    <meta:document-statistic meta:object-count="86"/>
  </office:meta>
</office:document-meta>
</file>